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style:font-name="Arial Black" fo:font-size="24pt" style:font-size-asian="24pt" style:font-size-complex="24pt" fo:language="en" fo:country="US"/>
    </style:style>
    <style:style style:name="P2" style:parent-style-name="Standaard" style:family="paragraph">
      <style:text-properties style:font-name="Calibri Light" style:font-name-complex="Calibri Light" fo:font-size="14pt" style:font-size-asian="14pt" style:font-size-complex="14pt"/>
    </style:style>
    <style:style style:name="P3" style:parent-style-name="Standaard" style:family="paragraph">
      <style:text-properties style:font-name="Calibri Light" style:font-name-complex="Calibri Light" fo:font-size="14pt" style:font-size-asian="14pt" style:font-size-complex="14pt"/>
    </style:style>
    <style:style style:name="P4" style:parent-style-name="Standaard" style:family="paragraph">
      <style:text-properties style:font-name="Calibri Light" style:font-name-complex="Calibri Light" fo:font-size="14pt" style:font-size-asian="14pt" style:font-size-complex="14pt"/>
    </style:style>
    <style:style style:name="P5" style:parent-style-name="Standaard" style:family="paragraph">
      <style:text-properties style:font-name="Calibri Light" style:font-name-complex="Calibri Light" fo:font-size="14pt" style:font-size-asian="14pt" style:font-size-complex="14pt"/>
    </style:style>
    <style:style style:name="P6" style:parent-style-name="Standaard" style:family="paragraph">
      <style:text-properties style:font-name="Calibri Light" style:font-name-complex="Calibri Light" fo:font-size="14pt" style:font-size-asian="14pt" style:font-size-complex="14pt"/>
    </style:style>
    <style:style style:name="P7" style:parent-style-name="Standaard" style:family="paragraph">
      <style:text-properties style:font-name="Calibri Light" style:font-name-complex="Calibri Light" fo:font-size="14pt" style:font-size-asian="14pt" style:font-size-complex="14pt"/>
    </style:style>
    <style:style style:name="P8" style:parent-style-name="Standaard" style:family="paragraph">
      <style:text-properties style:font-name="Calibri Light" style:font-name-complex="Calibri Light" fo:font-size="14pt" style:font-size-asian="14pt" style:font-size-complex="14pt"/>
    </style:style>
    <style:style style:name="T9" style:parent-style-name="Standaardalinea-lettertype" style:family="text">
      <style:text-properties style:font-name="Calibri Light" style:font-name-complex="Calibri Light" fo:font-size="14pt" style:font-size-asian="14pt" style:font-size-complex="14pt"/>
    </style:style>
  </office:automatic-styles>
  <office:body>
    <office:text text:use-soft-page-breaks="true">
      <text:p text:style-name="P1"><text:s/><text:s text:c="11"/>Java versus .NET</text:p>
      <text:p text:style-name="P2">Java -technologie is een openheid en open source, en ook al vanuit de oorsprong. En het is ook gebruikt bij veel bedrijven en ze doen het met behoorlijk transparant , dat wist ik niet vroeger.<text:s/></text:p>
      <text:p text:style-name="P3">Ik vind het wel interessant dat die spotify en Netflix <text:s/>bedrijven ook java in het grootste deel van hun services.</text:p>
      <text:p text:style-name="P4">Maar het is ook een nadeel dat het ook wel spartaander aanvoelt.</text:p>
      <text:p text:style-name="P5"/>
      <text:p text:style-name="P6">.NET heeft een nieuw variant dat is het jij kan op Mac en linux draaien.</text:p>
      <text:p text:style-name="P7">Met .net kan ik wel meer doen als qua tools frameworks en de uitstekende integratie met andere tooling.</text:p>
      <text:p text:style-name="P8">Maar in java allemaal tools en frameworks bij elkaar moet zoeken en een heleboel keuzes moet maken. Maar in .NET is allemaal al heel mooi ingevuld.</text:p>
      <text:p text:style-name="Standaard"><text:span text:style-name="T9">Van mij mening vind ik .NET beter omdat een heleboel moeilijke constructies zijn al voor je geabstraheerd waardoor word het makkelijke om code te schrijven 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eety kumar</meta:initial-creator>
    <dc:creator>preety kumar</dc:creator>
    <meta:creation-date>2017-09-28T10:44:00Z</meta:creation-date>
    <dc:date>2017-09-28T11:03:00Z</dc:date>
    <meta:template xlink:href="Normal.dotm" xlink:type="simple"/>
    <meta:editing-cycles>2</meta:editing-cycles>
    <meta:editing-duration>PT1140S</meta:editing-duration>
    <meta:document-statistic meta:page-count="1" meta:paragraph-count="1" meta:word-count="136" meta:character-count="885" meta:row-count="6" meta:non-whitespace-character-count="750"/>
  </office:meta>
</office:document-meta>
</file>